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7833in" table:align="left"/>
    </style:style>
    <style:style style:name="Table1.A" style:family="table-column">
      <style:table-column-properties style:column-width="2.0285in"/>
    </style:style>
    <style:style style:name="Table1.B" style:family="table-column">
      <style:table-column-properties style:column-width="0.7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9292in" table:align="left"/>
    </style:style>
    <style:style style:name="Table2.A" style:family="table-column">
      <style:table-column-properties style:column-width="0.741in"/>
    </style:style>
    <style:style style:name="Table2.B" style:family="table-column">
      <style:table-column-properties style:column-width="2.0778in"/>
    </style:style>
    <style:style style:name="Table2.C" style:family="table-column">
      <style:table-column-properties style:column-width="2.110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Heading_20_2">
      <style:text-properties fo:color="#d62e4e"/>
    </style:style>
    <style:style style:name="P3" style:family="paragraph" style:parent-style-name="Heading_20_2">
      <style:text-properties fo:color="#1e6a39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Quotations" style:list-style-name="L2"/>
    <style:style style:name="P6" style:family="paragraph" style:parent-style-name="Preformatted_20_Text" style:list-style-name="L4"/>
    <style:style style:name="P7" style:family="paragraph" style:parent-style-name="Preformatted_20_Text" style:list-style-name="L4">
      <style:paragraph-properties fo:margin-top="0in" fo:margin-bottom="0.1965in" loext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T1" style:family="text">
      <style:text-properties fo:color="#c9211e"/>
    </style:style>
    <style:style style:name="T2" style:family="text">
      <style:text-properties fo:color="#780373"/>
    </style:style>
    <style:style style:name="T3" style:family="text">
      <style:text-properties fo:color="#1e6a3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📘 </text:span><text:span text:style-name="Strong_20_Emphasis"><text:span text:style-name="T1">Python Interview Series – Day 2 </text:span></text:span></text:h>
      <text:h text:style-name="Heading_20_2" text:outline-level="2"><text:span text:style-name="T2">🧠 Topic: Difference Between </text:span><text:span text:style-name="Source_20_Text"><text:span text:style-name="T2">is</text:span></text:span><text:span text:style-name="T2"> and </text:span><text:span text:style-name="Source_20_Text"><text:span text:style-name="T2">==</text:span></text:span><text:span text:style-name="T2"> in Python</text:span></text:h>
      <text:p text:style-name="Horizontal_20_Line"/>
      <text:h text:style-name="P1" text:outline-level="2">✅ Definition:</text:h>
      <text:list xml:id="list4291231208" text:style-name="L1">
        <text:list-item>
          <text:p text:style-name="P8"><text:span text:style-name="Strong_20_Emphasis"><text:span text:style-name="Source_20_Text">==</text:span></text:span> operator compares <text:span text:style-name="Strong_20_Emphasis">values</text:span> of two variables.</text:p>
        </text:list-item>
        <text:list-item>
          <text:p text:style-name="P8"><text:span text:style-name="Strong_20_Emphasis"><text:span text:style-name="Source_20_Text">is</text:span></text:span> operator compares <text:span text:style-name="Strong_20_Emphasis">identity (memory location)</text:span> of two objects.</text:p>
        </text:list-item>
      </text:list>
      <text:p text:style-name="Horizontal_20_Line"/>
      <text:h text:style-name="Heading_20_2" text:outline-level="2"/>
      <text:p text:style-name="Quotations">Imagine you have two Aadhaar cards with the <text:span text:style-name="Strong_20_Emphasis">same information</text:span> (name, DOB, etc.).</text:p>
      <text:list xml:id="list2727216621" text:style-name="L2">
        <text:list-item>
          <text:p text:style-name="P5">If the content is same → <text:span text:style-name="Source_20_Text">==</text:span> is <text:span text:style-name="Source_20_Text">True</text:span></text:p>
        </text:list-item>
        <text:list-item>
          <text:p text:style-name="P5">If they are <text:span text:style-name="Strong_20_Emphasis">printed on different papers</text:span> → <text:span text:style-name="Source_20_Text">is</text:span> is <text:span text:style-name="Source_20_Text">False</text:span></text:p>
        </text:list-item>
        <text:list-item>
          <text:p text:style-name="P5">Only if you are <text:span text:style-name="Strong_20_Emphasis">pointing to the same card</text:span> → <text:span text:style-name="Source_20_Text">is</text:span> is <text:span text:style-name="Source_20_Text">True</text:span></text:p>
        </text:list-item>
      </text:list>
      <text:p text:style-name="Horizontal_20_Line"/>
      <text:h text:style-name="P2" text:outline-level="2">🧪 Example 1: List Comparison</text:h>
      <text:p text:style-name="Preformatted_20_Text"><text:span text:style-name="Source_20_Text">a = [1, 2, 3]</text:span></text:p>
      <text:p text:style-name="Preformatted_20_Text"><text:span text:style-name="Source_20_Text">b = [1, 2, 3]</text:span></text:p>
      <text:p text:style-name="Preformatted_20_Text"/>
      <text:p text:style-name="Preformatted_20_Text"><text:span text:style-name="Source_20_Text">print(a == b) <text:s text:c="2"/># True → values are equal</text:span></text:p>
      <text:p text:style-name="P4"><text:span text:style-name="Source_20_Text">print(a is b) <text:s text:c="2"/># False → different memory locations</text:span></text:p>
      <text:h text:style-name="Heading_20_3" text:outline-level="3">🔍 Explanation:</text:h>
      <text:list xml:id="list3762815932" text:style-name="L3">
        <text:list-item>
          <text:p text:style-name="P9"><text:span text:style-name="Source_20_Text">==</text:span> checks if values of <text:span text:style-name="Source_20_Text">a</text:span> and <text:span text:style-name="Source_20_Text">b</text:span> are same → ✅ True</text:p>
        </text:list-item>
        <text:list-item>
          <text:p text:style-name="P9"><text:span text:style-name="Source_20_Text">is</text:span> checks if <text:span text:style-name="Source_20_Text">a</text:span> and <text:span text:style-name="Source_20_Text">b</text:span> refer to the <text:span text:style-name="Strong_20_Emphasis">same object in memory</text:span> → ❌ False</text:p>
        </text:list-item>
      </text:list>
      <text:p text:style-name="Horizontal_20_Line"/>
      <text:h text:style-name="P2" text:outline-level="2">🧪 Example 2: Same Reference</text:h>
      <text:p text:style-name="Preformatted_20_Text"><text:span text:style-name="Source_20_Text">x = [10, 20]</text:span></text:p>
      <text:p text:style-name="Preformatted_20_Text"><text:span text:style-name="Source_20_Text">y = x</text:span></text:p>
      <text:p text:style-name="Preformatted_20_Text"/>
      <text:p text:style-name="Preformatted_20_Text"><text:span text:style-name="Source_20_Text">print(x == y) <text:s text:c="2"/># True</text:span></text:p>
      <text:p text:style-name="P4"><text:soft-page-break/><text:span text:style-name="Source_20_Text">print(x is y) <text:s text:c="2"/># True</text:span></text:p>
      <text:p text:style-name="Text_20_body">✅ Both variables point to the same memory location.</text:p>
      <text:p text:style-name="Horizontal_20_Line"/>
      <text:h text:style-name="P2" text:outline-level="2">🧪 Example 3: String Interning</text:h>
      <text:p text:style-name="Preformatted_20_Text"><text:span text:style-name="Source_20_Text">x = "python"</text:span></text:p>
      <text:p text:style-name="Preformatted_20_Text"><text:span text:style-name="Source_20_Text">y = "python"</text:span></text:p>
      <text:p text:style-name="Preformatted_20_Text"/>
      <text:p text:style-name="Preformatted_20_Text"><text:span text:style-name="Source_20_Text">print(x == y) <text:s text:c="2"/># True</text:span></text:p>
      <text:p text:style-name="P4"><text:span text:style-name="Source_20_Text">print(x is y) <text:s text:c="2"/># True (in most cases)</text:span></text:p>
      <text:p text:style-name="Quotations">Python <text:span text:style-name="Strong_20_Emphasis">optimizes</text:span> small strings by storing them at the same memory location.<text:line-break/>So both <text:span text:style-name="Source_20_Text">==</text:span> and <text:span text:style-name="Source_20_Text">is</text:span> return <text:span text:style-name="Source_20_Text">True</text:span>.</text:p>
      <text:p text:style-name="Horizontal_20_Line"/>
      <text:h text:style-name="P2" text:outline-level="2">🧪 Example 4: Integer Identity (above 256)</text:h>
      <text:p text:style-name="Preformatted_20_Text"><text:span text:style-name="Source_20_Text">a = 1000</text:span></text:p>
      <text:p text:style-name="Preformatted_20_Text"><text:span text:style-name="Source_20_Text">b = 1000</text:span></text:p>
      <text:p text:style-name="Preformatted_20_Text"/>
      <text:p text:style-name="Preformatted_20_Text"><text:span text:style-name="Source_20_Text">print(a == b) <text:s text:c="2"/># True</text:span></text:p>
      <text:p text:style-name="P4"><text:span text:style-name="Source_20_Text">print(a is b) <text:s text:c="2"/># False</text:span></text:p>
      <text:p text:style-name="Quotations">Python internally caches small integers (-5 to 256).<text:line-break/>For larger integers, new objects are created each time.</text:p>
      <text:p text:style-name="Horizontal_20_Line"/>
      <text:h text:style-name="Heading_20_2" text:outline-level="2"><text:span text:style-name="T3">✅ When to Use </text:span><text:span text:style-name="Source_20_Text"><text:span text:style-name="T3">is</text:span></text:span><text:span text:style-name="T3"> vs </text:span><text:span text:style-name="Source_20_Text"><text:span text:style-name="T3">==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Use Case</text:p>
            </table:table-cell>
            <table:table-cell table:style-name="Table1.A1" office:value-type="string">
              <text:p text:style-name="Table_20_Heading">Operator</text:p>
            </table:table-cell>
          </table:table-row>
        </table:table-header-rows>
        <table:table-row>
          <table:table-cell table:style-name="Table1.A1" office:value-type="string">
            <text:p text:style-name="Table_20_Contents">Comparing values (content)</text:p>
          </table:table-cell>
          <table:table-cell table:style-name="Table1.A1" office:value-type="string">
            <text:p text:style-name="Table_20_Contents"><text:span text:style-name="Source_20_Text">==</text:span></text:p>
          </table:table-cell>
        </table:table-row>
        <table:table-row>
          <table:table-cell table:style-name="Table1.A1" office:value-type="string">
            <text:p text:style-name="Table_20_Contents">Comparing memory location</text:p>
          </table:table-cell>
          <table:table-cell table:style-name="Table1.A1" office:value-type="string">
            <text:p text:style-name="Table_20_Contents"><text:span text:style-name="Source_20_Text">is</text:span></text:p>
          </table:table-cell>
        </table:table-row>
        <table:table-row>
          <table:table-cell table:style-name="Table1.A1" office:value-type="string">
            <text:p text:style-name="Table_20_Contents">Checking if variable is <text:span text:style-name="Source_20_Text">None</text:span></text:p>
          </table:table-cell>
          <table:table-cell table:style-name="Table1.A1" office:value-type="string">
            <text:p text:style-name="Table_20_Contents"><text:span text:style-name="Source_20_Text">is</text:span></text:p>
          </table:table-cell>
        </table:table-row>
      </table:table>
      <text:h text:style-name="Heading_20_3" text:outline-level="3">✅ Correct way to check for <text:span text:style-name="Source_20_Text">None</text:span>:</text:h>
      <text:p text:style-name="Preformatted_20_Text"><text:span text:style-name="Source_20_Text">x = None</text:span></text:p>
      <text:p text:style-name="Preformatted_20_Text"><text:span text:style-name="Source_20_Text">if x is None:</text:span></text:p>
      <text:p text:style-name="P4"><text:span text:style-name="Source_20_Text"><text:s text:c="4"/>print("x is None")</text:span></text:p>
      <text:p text:style-name="Horizontal_20_Line"/>
      <text:h text:style-name="P3" text:outline-level="2">❓ Common Interview Questions:</text:h>
      <text:list xml:id="list1995860240" text:style-name="L4">
        <text:list-item>
          <text:p text:style-name="P10">What is the difference between <text:span text:style-name="Source_20_Text">is</text:span> and <text:span text:style-name="Source_20_Text">==</text:span>?</text:p>
        </text:list-item>
        <text:list-item>
          <text:p text:style-name="P10"><text:soft-page-break/>When does <text:span text:style-name="Source_20_Text">a is b</text:span> return True?</text:p>
        </text:list-item>
        <text:list-item>
          <text:p text:style-name="P10">What will the following code output?</text:p>
          <text:p text:style-name="P6"><text:span text:style-name="Source_20_Text">a = [10]</text:span></text:p>
          <text:p text:style-name="P6"><text:span text:style-name="Source_20_Text">b = [10]</text:span></text:p>
          <text:p text:style-name="P6"><text:span text:style-name="Source_20_Text">print(a == b)</text:span></text:p>
          <text:p text:style-name="P7"><text:span text:style-name="Source_20_Text">print(a is b)</text:span></text:p>
        </text:list-item>
        <text:list-item>
          <text:p text:style-name="P10">Why does <text:span text:style-name="Source_20_Text">x is y</text:span> return <text:span text:style-name="Source_20_Text">True</text:span> for strings, but <text:span text:style-name="Source_20_Text">False</text:span> for lists?</text:p>
        </text:list-item>
      </text:list>
      <text:p text:style-name="Horizontal_20_Line"/>
      <text:h text:style-name="Heading_20_2" text:outline-level="2">🎯 1-Liner Interview Tip:</text:h>
      <text:p text:style-name="Quotations">"<text:span text:style-name="Source_20_Text">==</text:span> checks value.<text:line-break/><text:span text:style-name="Source_20_Text">is</text:span> checks identity (memory location)."</text:p>
      <text:p text:style-name="Horizontal_20_Line"/>
      <text:h text:style-name="P3" text:outline-level="2">🧠 Quiz Practice:</text:h>
      <text:p text:style-name="Preformatted_20_Text"><text:span text:style-name="Source_20_Text">a = [5]</text:span></text:p>
      <text:p text:style-name="Preformatted_20_Text"><text:span text:style-name="Source_20_Text">b = a</text:span></text:p>
      <text:p text:style-name="Preformatted_20_Text"><text:span text:style-name="Source_20_Text">print(a == b) <text:s text:c="2"/># ?</text:span></text:p>
      <text:p text:style-name="P4"><text:span text:style-name="Source_20_Text">print(a is b) <text:s text:c="2"/># ?</text:span></text:p>
      <text:p text:style-name="Text_20_body">📝 Answer:</text:p>
      <text:list xml:id="list2230833105" text:style-name="L5">
        <text:list-item>
          <text:p text:style-name="P11"><text:span text:style-name="Source_20_Text">==</text:span> → True</text:p>
        </text:list-item>
        <text:list-item>
          <text:p text:style-name="P11"><text:span text:style-name="Source_20_Text">is</text:span> → True (both point to same object)</text:p>
        </text:list-item>
      </text:list>
      <text:p text:style-name="Horizontal_20_Line"/>
      <text:h text:style-name="P3" text:outline-level="2">🔚 Summary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Operator</text:p>
            </table:table-cell>
            <table:table-cell table:style-name="Table2.A1" office:value-type="string">
              <text:p text:style-name="Table_20_Heading">Meaning</text:p>
            </table:table-cell>
            <table:table-cell table:style-name="Table2.A1" office:value-type="string">
              <text:p text:style-name="Table_20_Heading">Use Whe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==</text:span></text:p>
          </table:table-cell>
          <table:table-cell table:style-name="Table2.A1" office:value-type="string">
            <text:p text:style-name="Table_20_Contents">Checks if values are equal</text:p>
          </table:table-cell>
          <table:table-cell table:style-name="Table2.A1" office:value-type="string">
            <text:p text:style-name="Table_20_Contents">You want to compare data</text:p>
          </table:table-cell>
        </table:table-row>
        <table:table-row>
          <table:table-cell table:style-name="Table2.A1" office:value-type="string">
            <text:p text:style-name="Table_20_Contents"><text:span text:style-name="Source_20_Text">is</text:span></text:p>
          </table:table-cell>
          <table:table-cell table:style-name="Table2.A1" office:value-type="string">
            <text:p text:style-name="Table_20_Contents">Checks if objects are identical</text:p>
          </table:table-cell>
          <table:table-cell table:style-name="Table2.A1" office:value-type="string">
            <text:p text:style-name="Table_20_Contents">You want to compare memory</text:p>
          </table:table-cell>
        </table:table-row>
      </table:table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4T15:28:03.933000000</meta:creation-date>
    <meta:editing-duration>PT16M54S</meta:editing-duration>
    <meta:editing-cycles>2</meta:editing-cycles>
    <meta:generator>Neat_Office/6.2.8.2$Windows_x86 LibreOffice_project/</meta:generator>
    <dc:date>2025-07-14T15:43:03.212000000</dc:date>
    <meta:document-statistic meta:table-count="2" meta:image-count="0" meta:object-count="0" meta:page-count="3" meta:paragraph-count="77" meta:word-count="433" meta:character-count="2063" meta:non-whitespace-character-count="1694"/>
  </office:meta>
</office:document-meta>
</file>